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pplyFilterOnPharmacies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2" table:number-columns-repeated="117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11" office:value-type="date" office:date-value="2017-08-10">
            <text:p>10 August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style-name="ce7"/>
          <table:table-cell table:number-columns-repeated="4"/>
          <table:table-cell table:style-name="ce15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28/11/2017</text:date>, <text:time>18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8:04:55</dc:date>
    <meta:creation-date>2014-12-16T16:26:20Z</meta:creation-date>
    <meta:editing-cycles>86</meta:editing-cycles>
    <meta:editing-duration>P1DT11H42M26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